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middle" draw:auto-grow-height="false" fo:min-height="1.997cm" fo:min-width="14.994cm"/>
    </style:style>
    <style:style style:name="gr2" style:family="graphic" style:parent-style-name="standard">
      <style:graphic-properties draw:fill-color="#c06616" draw:textarea-horizontal-align="justify" draw:textarea-vertical-align="middle" draw:auto-grow-height="false" fo:min-height="0.868cm" fo:min-width="14.994cm"/>
    </style:style>
    <style:style style:name="gr3" style:family="graphic" style:parent-style-name="standard">
      <style:graphic-properties draw:fill-color="#f58220" draw:textarea-horizontal-align="justify" draw:textarea-vertical-align="middle" draw:auto-grow-height="false" fo:min-height="0.944cm" fo:min-width="14.994cm"/>
    </style:style>
    <style:style style:name="gr4" style:family="graphic" style:parent-style-name="standard">
      <style:graphic-properties draw:fill-color="#fff685" draw:textarea-horizontal-align="justify" draw:textarea-vertical-align="middle" draw:auto-grow-height="false" fo:min-height="1.807cm" fo:min-width="14.994cm"/>
    </style:style>
    <style:style style:name="gr5" style:family="graphic" style:parent-style-name="standard">
      <style:graphic-properties draw:fill-color="#fdb94d" draw:textarea-horizontal-align="justify" draw:textarea-vertical-align="middle" draw:auto-grow-height="false" fo:min-height="4.449cm" fo:min-width="14.99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ffffff" draw:fill-color="#ffffff" draw:opacity="0%" draw:textarea-horizontal-align="justify" draw:textarea-vertical-align="middle" draw:auto-grow-height="false" fo:min-height="0.512cm" fo:min-width="3.945cm"/>
    </style:style>
    <style:style style:name="gr11" style:family="graphic" style:parent-style-name="standard">
      <style:graphic-properties draw:stroke="none" svg:stroke-color="#ffffff" draw:fill-color="#ffffff" draw:opacity="0%" draw:opacity-name="" draw:textarea-horizontal-align="justify" draw:textarea-vertical-align="middle" draw:auto-grow-height="false" fo:min-height="0.512cm" fo:min-width="3.945cm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fo:min-height="0.614cm"/>
    </style:style>
    <style:style style:name="gr14" style:family="graphic" style:parent-style-name="standard">
      <style:graphic-properties draw:stroke="none" svg:stroke-color="#000000" draw:fill="none" draw:fill-color="#ffffff" fo:min-height="0.639cm"/>
    </style:style>
    <style:style style:name="gr15" style:family="graphic" style:parent-style-name="standard">
      <style:graphic-properties draw:stroke="none" svg:stroke-color="#000000" draw:fill="none" draw:fill-color="#ffffff" fo:min-height="1.151cm"/>
    </style:style>
    <style:style style:name="P1" style:family="paragraph">
      <loext:graphic-properties draw:fill-color="#faa61a"/>
      <style:paragraph-properties fo:text-align="center"/>
    </style:style>
    <style:style style:name="P2" style:family="paragraph">
      <loext:graphic-properties draw:fill-color="#c06616"/>
      <style:paragraph-properties fo:text-align="center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loext:graphic-properties draw:fill-color="#fff685"/>
      <style:paragraph-properties fo:text-align="center"/>
    </style:style>
    <style:style style:name="P5" style:family="paragraph">
      <loext:graphic-properties draw:fill-color="#fdb94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style:font-name="Liberation Serif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loext:graphic-properties draw:fill-color="#ffffff" draw:opacity="0%"/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-color="#ffffff" draw:opacity="0%"/>
      <style:paragraph-properties fo:text-align="center"/>
      <style:text-properties fo:font-size="24pt" style:font-size-asian="24pt" style:font-size-complex="24pt"/>
    </style:style>
    <style:style style:name="P11" style:family="paragraph">
      <style:text-properties style:font-name="Liberation Serif" fo:font-size="24pt" style:font-size-asian="24pt" style:font-size-complex="24pt"/>
    </style:style>
    <style:style style:name="P12" style:family="paragraph">
      <loext:graphic-properties draw:fill="none" draw:fill-color="#ffffff"/>
      <style:text-properties style:font-name="Liberation Serif" fo:font-size="24pt" style:font-size-asian="24pt" style:font-size-complex="24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font-name="Liberation Serif" fo:font-size="24pt" style:font-size-asian="24pt" style:font-size-complex="24pt"/>
    </style:style>
    <style:style style:name="T2" style:family="text">
      <style:text-properties style:text-position="-20% 58%" style:font-name="Liberation Serif" fo:font-size="32pt" style:font-size-asian="32pt" style:font-size-complex="32pt"/>
    </style:style>
    <style:style style:name="T3" style:family="text">
      <style:text-properties style:text-position="0% 100%" style:font-name="Liberation Serif" fo:font-size="24pt" style:font-size-asian="24pt" style:font-size-complex="24pt"/>
    </style:style>
    <style:style style:name="T4" style:family="text">
      <style:text-properties style:font-name="Liberation Serif1" fo:font-size="24pt" style:font-name-asian="Liberation Serif1" style:font-size-asian="24pt" style:font-name-complex="Liberation Serif1" style:font-size-complex="24pt"/>
    </style:style>
    <style:style style:name="T5" style:family="text">
      <style:text-properties style:text-position="-20% 58%" style:font-name="Liberation Serif1" fo:font-size="32pt" style:font-name-asian="Liberation Serif1" style:font-size-asian="32pt" style:font-name-complex="Liberation Serif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494cm" svg:height="2.247cm" svg:x="1.254cm" svg:y="15.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494cm" svg:height="1.118cm" svg:x="1.254cm" svg:y="14.2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.494cm" svg:height="1.194cm" svg:x="1.254cm" svg:y="13.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5.494cm" svg:height="2.057cm" svg:x="1.254cm" svg:y="11.0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5.494cm" svg:height="1.194cm" svg:x="1.254cm" svg:y="9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5.494cm" svg:height="4.699cm" svg:x="1.254cm" svg:y="5.19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.278cm" svg:y1="9.89cm" svg:x2="16.772cm" svg:y2="9.89cm">
          <text:p/>
        </draw:line>
        <draw:line draw:style-name="gr6" draw:text-style-name="P6" draw:layer="layout" svg:x1="1.278cm" svg:y1="11.091cm" svg:x2="16.772cm" svg:y2="11.091cm">
          <text:p/>
        </draw:line>
        <draw:line draw:style-name="gr7" draw:text-style-name="P7" draw:layer="layout" svg:x1="1.278cm" svg:y1="13.092cm" svg:x2="16.772cm" svg:y2="13.092cm">
          <text:p/>
        </draw:line>
        <draw:line draw:style-name="gr6" draw:text-style-name="P6" draw:layer="layout" svg:x1="1.278cm" svg:y1="14.293cm" svg:x2="16.772cm" svg:y2="14.293cm">
          <text:p/>
        </draw:line>
        <draw:line draw:style-name="gr6" draw:text-style-name="P6" draw:layer="layout" svg:x1="1.278cm" svg:y1="15.393cm" svg:x2="16.772cm" svg:y2="15.393cm">
          <text:p/>
        </draw:line>
        <draw:line draw:style-name="gr8" draw:text-style-name="P6" draw:layer="layout" svg:x1="16.772cm" svg:y1="17.637cm" svg:x2="16.772cm" svg:y2="6.588cm">
          <text:p/>
        </draw:line>
        <draw:line draw:style-name="gr9" draw:text-style-name="P6" draw:layer="layout" svg:x1="1.351cm" svg:y1="6.915cm" svg:x2="5.288cm" svg:y2="9.836cm">
          <text:p/>
        </draw:line>
        <draw:line draw:style-name="gr9" draw:text-style-name="P6" draw:layer="layout" svg:x1="2.552cm" svg:y1="6.915cm" svg:x2="6.489cm" svg:y2="9.836cm">
          <text:p/>
        </draw:line>
        <draw:line draw:style-name="gr9" draw:text-style-name="P6" draw:layer="layout" svg:x1="3.751cm" svg:y1="6.915cm" svg:x2="7.688cm" svg:y2="9.836cm">
          <text:p/>
        </draw:line>
        <draw:custom-shape draw:style-name="gr10" draw:text-style-name="P9" draw:layer="layout" svg:width="4.445cm" svg:height="0.762cm" svg:x="6.942cm" svg:y="14.535cm">
          <text:p text:style-name="P8"><text:span text:style-name="T1">TiO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445cm" svg:height="0.762cm" svg:x="6.942cm" svg:y="13.361cm">
          <text:p text:style-name="P8"><text:span text:style-name="T1">Ti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445cm" svg:height="0.762cm" svg:x="6.942cm" svg:y="11.761cm">
          <text:p text:style-name="P8"><text:span text:style-name="T1">Pt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445cm" svg:height="0.762cm" svg:x="6.942cm" svg:y="10.161cm">
          <text:p text:style-name="P8"><text:span text:style-name="T1">Ti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445cm" svg:height="0.762cm" svg:x="6.942cm" svg:y="16.361cm">
          <text:p text:style-name="P8"><text:span text:style-name="T1">D</text:span><text:span text:style-name="T2">2</text:span><text:span text:style-name="T3">O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6.942cm" svg:y="7.961cm">
          <text:p text:style-name="P8"><text:span text:style-name="T1">Si</text:span>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2.667cm" svg:height="1.021cm" svg:x="16.829cm" svg:y="6.38cm">
          <draw:text-box>
            <text:p text:style-name="P11"><text:span text:style-name="T1">z, nm</text:span></text:p>
          </draw:text-box>
        </draw:frame>
        <draw:frame draw:style-name="gr13" draw:text-style-name="P12" draw:layer="layout" svg:width="2.667cm" svg:height="1.021cm" svg:x="17.129cm" svg:y="9.38cm">
          <draw:text-box>
            <text:p text:style-name="P11"><text:span text:style-name="T1">0</text:span></text:p>
          </draw:text-box>
        </draw:frame>
        <draw:frame draw:style-name="gr12" draw:text-style-name="P12" draw:layer="layout" svg:width="2.667cm" svg:height="1.021cm" svg:x="16.829cm" svg:y="10.581cm">
          <draw:text-box>
            <text:p text:style-name="P11"><text:span text:style-name="T1">-13</text:span></text:p>
          </draw:text-box>
        </draw:frame>
        <draw:frame draw:style-name="gr12" draw:text-style-name="P12" draw:layer="layout" svg:width="2.667cm" svg:height="1.021cm" svg:x="16.829cm" svg:y="12.582cm">
          <draw:text-box>
            <text:p text:style-name="P11"><text:span text:style-name="T1">-45</text:span></text:p>
          </draw:text-box>
        </draw:frame>
        <draw:frame draw:style-name="gr12" draw:text-style-name="P12" draw:layer="layout" svg:width="2.667cm" svg:height="1.021cm" svg:x="16.829cm" svg:y="13.783cm">
          <draw:text-box>
            <text:p text:style-name="P11"><text:span text:style-name="T1">-55</text:span></text:p>
          </draw:text-box>
        </draw:frame>
        <draw:frame draw:style-name="gr12" draw:text-style-name="P12" draw:layer="layout" svg:width="2.667cm" svg:height="1.021cm" svg:x="16.829cm" svg:y="14.883cm">
          <draw:text-box>
            <text:p text:style-name="P11"><text:span text:style-name="T1">-58</text:span></text:p>
          </draw:text-box>
        </draw:frame>
        <draw:frame draw:style-name="gr14" draw:text-style-name="P12" draw:layer="layout" svg:width="2.54cm" svg:height="1.021cm" draw:transform="rotate (-0.648913415891492) translate (4.876cm 6.524cm)">
          <draw:text-box>
            <text:p text:style-name="P11"><text:span text:style-name="T1">Beam</text:span></text:p>
          </draw:text-box>
        </draw:frame>
        <draw:frame draw:style-name="gr15" draw:text-style-name="P14" draw:layer="layout" svg:width="1.143cm" svg:height="1.401cm" svg:x="3.032cm" svg:y="8.62cm">
          <draw:text-box>
            <text:p text:style-name="P13"><text:span text:style-name="T4">α</text:span><text:span text:style-name="T5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09:20:27.673226784</meta:creation-date>
    <dc:date>2018-07-19T10:31:29.129215431</dc:date>
    <meta:editing-duration>PT29M59S</meta:editing-duration>
    <meta:editing-cycles>5</meta:editing-cycles>
    <meta:generator>LibreOffice/6.0.3.2$Linux_X86_64 LibreOffice_project/00m0$Build-2</meta:generator>
    <meta:document-statistic meta:object-count="29"/>
  </office:meta>
</office:document-meta>
</file>